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pyright</text:p>
      <text:p text:style-name="p">Copyrighted materials contained in USQ materials are used under the provisions of the Copyright Act 1968 as amended, or as a result of application to the copyright owner. Any unauthorised use of the materials contained on this site is prohibited. No part of this work may be reproduced, stored in a retrieval system, communicated or transmitted in any form by any means electronic, mechanical, photocopying, recording or otherwise without prior permi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opy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Copy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opyright</dc:title>
    <meta:initial-creator>Daniel de Byl</meta:initial-creator>
    <meta:creation-date>2005-11-15T15:05:49</meta:creation-date>
    <dc:creator>Daniel de Byl</dc:creator>
    <dc:date>2005-12-23T09:53:20</dc:date>
    <dc:language>en-US</dc:language>
    <meta:editing-cycles>5</meta:editing-cycles>
    <meta:editing-duration>PT6M19S</meta:editing-duration>
    <meta:template xlink:type="simple" xlink:actuate="onRequest" xlink:role="template" xlink:href="/home/debyld/.openoffice.org2/user/template/ice.stw" xlink:title="ice" meta:date="2005-11-15T15:05:48"/>
    <meta:user-defined meta:name="Info 1"/>
    <meta:user-defined meta:name="Info 2"/>
    <meta:user-defined meta:name="Info 3"/>
    <meta:user-defined meta:name="Info 4"/>
    <meta:document-statistic meta:table-count="48" meta:image-count="0" meta:object-count="0" meta:page-count="1" meta:paragraph-count="54" meta:word-count="72" meta:character-count="59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